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800000048B2DDEF4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ent-style-name="Standard">
      <style:paragraph-properties fo:margin-left="0in" fo:margin-right="0in" fo:text-align="center" style:justify-single-word="false" fo:text-indent="0in" style:auto-text-indent="false">
        <style:tab-stops/>
      </style:paragraph-properties>
      <style:text-properties fo:font-style="normal" style:font-style-asian="normal" style:font-style-complex="normal"/>
    </style:style>
    <style:style style:name="P4" style:family="paragraph" style:parent-style-name="Standard">
      <style:paragraph-properties fo:margin-left="0in" fo:margin-right="0in" fo:text-align="start" style:justify-single-word="false" fo:text-indent="0in" style:auto-text-indent="false">
        <style:tab-stops/>
      </style:paragraph-properties>
      <style:text-properties fo:font-style="normal" style:font-style-asian="normal" style:font-style-complex="normal"/>
    </style:style>
    <style:style style:name="P5" style:family="paragraph" style:parent-style-name="Standard">
      <style:paragraph-properties fo:margin-left="0in" fo:margin-right="0in" fo:text-align="start" style:justify-single-word="false" fo:text-indent="0in" style:auto-text-indent="false">
        <style:tab-stops/>
      </style:paragraph-properties>
      <style:text-properties fo:font-style="italic" style:font-style-asian="italic" style:font-style-complex="italic"/>
    </style:style>
    <style:style style:name="P6" style:family="paragraph" style:parent-style-name="Standard">
      <style:paragraph-properties fo:margin-left="0.5in" fo:margin-right="0.5in" fo:text-align="start" style:justify-single-word="false" fo:text-indent="0in" style:auto-text-indent="false">
        <style:tab-stops/>
      </style:paragraph-properties>
      <style:text-properties fo:font-size="11.5pt" fo:font-style="normal" style:font-size-asian="11.5pt" style:font-style-asian="normal" style:font-size-complex="11.5pt" style:font-style-complex="normal"/>
    </style:style>
    <style:style style:name="P7" style:family="paragraph" style:parent-style-name="Standard">
      <style:paragraph-properties fo:margin-left="0.25in" fo:margin-right="0in" fo:text-align="start" style:justify-single-word="false" fo:text-indent="0in" style:auto-text-indent="false">
        <style:tab-stops/>
      </style:paragraph-properties>
      <style:text-properties fo:font-style="normal" style:font-style-asian="normal" style:font-style-complex="normal"/>
    </style:style>
    <style:style style:name="P8" style:family="paragraph" style:parent-style-name="Standard" style:list-style-name="L1">
      <style:paragraph-properties fo:margin-left="0in" fo:margin-right="0in" fo:text-align="start" style:justify-single-word="false" fo:text-indent="0in" style:auto-text-indent="false">
        <style:tab-stops/>
      </style:paragraph-properties>
      <style:text-properties fo:font-style="normal" style:font-style-asian="normal" style:font-style-complex="normal"/>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style="italic" style:font-style-asian="italic" style:font-style-complex="italic"/>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3in">
          <style:column style:rel-width="32767*" fo:start-indent="0in" fo:end-indent="0.15in"/>
          <style:column style:rel-width="32768*" fo:start-indent="0.15in" fo:end-indent="0in"/>
        </style:columns>
      </style:section-properties>
    </style:style>
    <text:list-style style:name="L1">
      <text:list-level-style-number text:level="1" text:style-name="Numbering_20_Symbols" style:num-suffix="." style:num-format="1">
        <style:list-level-properties text:min-label-width="0.25in"/>
      </text:list-level-style-number>
      <text:list-level-style-number text:level="2" style:num-suffix=")" style:num-format="a">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fill-color="#ffffff" draw:textarea-horizontal-align="justify" draw:textarea-vertical-align="middle" draw:auto-grow-height="fals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variable-decls>
        <text:variable-decl office:value-type="float" text:name="assignmentnumb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2" draw:style-name="gr1" draw:text-style-name="P2" svg:width="1.2079in" svg:height="0.478in" svg:x="4.9811in" svg:y="1.5457in">
        <text:p text:style-name="P1"><text:span text:style-name="T1">Mat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ext:anchor-type="page" text:anchor-page-number="1" draw:z-index="3" draw:style-name="gr1" draw:text-style-name="P2" svg:width="1.3386in" svg:height="0.7323in" svg:x="0.9382in" svg:y="2.6228in">
        <text:p text:style-name="P1"><text:span text:style-name="T1">P_____ </text:span></text:p>
        <text:p text:style-name="P1"><text:span text:style-name="T1"/></text:p>
        <text:p text:style-name="P1"><text:span text:style-name="T1">S__________</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ext:anchor-type="page" text:anchor-page-number="1" draw:z-index="4" draw:style-name="gr1" draw:text-style-name="P2" svg:width="1.1476in" svg:height="0.478in" svg:x="3.6862in" svg:y="2.8161in">
        <text:p text:style-name="P1"><text:span text:style-name="T1">M_______</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ext:anchor-type="page" text:anchor-page-number="1" draw:z-index="5" draw:style-name="gr1" draw:text-style-name="P2" svg:width="1.5394in" svg:height="0.4157in" svg:x="2.2244in" svg:y="1.8909in">
        <text:p text:style-name="P1"><text:span text:style-name="T1">is classified 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ext:anchor-type="page" text:anchor-page-number="1" draw:z-index="6" draw:style-name="gr1" draw:text-style-name="P2" svg:width="1.9803in" svg:height="0.4197in" svg:x="7.1016in" svg:y="1.8547in">
        <text:p text:style-name="P1"><text:span text:style-name="T1">can underg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ext:anchor-type="page" text:anchor-page-number="1" draw:z-index="7" draw:style-name="gr1" draw:text-style-name="P2" svg:width="1.8933in" svg:height="0.478in" svg:x="8.2799in" svg:y="2.5445in">
        <text:p text:style-name="P1"><text:span text:style-name="T1">C_______ Chang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ext:anchor-type="page" text:anchor-page-number="1" draw:z-index="8" draw:style-name="gr1" draw:text-style-name="P2" svg:width="1.9803in" svg:height="1.0331in" svg:x="3.7264in" svg:y="5.2543in">
        <text:p text:style-name="P1"><text:span text:style-name="T1">Substances mix </text:span></text:p>
        <text:p text:style-name="P1"><text:span text:style-name="T1">together but do not</text:span></text:p>
        <text:p text:style-name="P1"><text:span text:style-name="T1">combine chemicall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ext:anchor-type="page" text:anchor-page-number="1" draw:z-index="9" draw:style-name="gr1" draw:text-style-name="P2" svg:width="1.9803in" svg:height="0.478in" svg:x="6.0555in" svg:y="2.5772in">
        <text:p text:style-name="P1"><text:span text:style-name="T1">P_______ Chang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ext:anchor-type="page" text:anchor-page-number="1" draw:z-index="10" draw:style-name="gr1" draw:text-style-name="P2" svg:width="1.9803in" svg:height="0.478in" svg:x="5.9472in" svg:y="5.461in">
        <text:p text:style-name="P1"><text:span text:style-name="T1">Substances do not</text:span></text:p>
        <text:p text:style-name="P1"><text:span text:style-name="T1">mix we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ext:anchor-type="page" text:anchor-page-number="1" draw:z-index="11" draw:style-name="gr1" draw:text-style-name="P2" svg:width="1.2185in" svg:height="0.478in" svg:x="0.8307in" svg:y="4.2835in">
        <text:p text:style-name="P1"><text:span text:style-name="T1">E_______</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ext:anchor-type="page" text:anchor-page-number="1" draw:z-index="12" draw:style-name="gr1" draw:text-style-name="P2" svg:width="1.2795in" svg:height="1.2748in" svg:x="2.2717in" svg:y="4.0055in">
        <text:p text:style-name="P1"><text:span text:style-name="T1">C________</text:span></text:p>
        <text:p text:style-name="P1"><text:span text:style-name="T1"/></text:p>
        <text:p text:style-name="P1"><text:span text:style-name="T1">and</text:span></text:p>
        <text:p text:style-name="P1"><text:span text:style-name="T1"/></text:p>
        <text:p text:style-name="P1"><text:span text:style-name="T1">M________</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ext:anchor-type="page" text:anchor-page-number="1" draw:z-index="13" draw:style-name="gr1" draw:text-style-name="P2" svg:width="1.7598in" svg:height="0.478in" svg:x="3.7382in" svg:y="4.3425in">
        <text:p text:style-name="P1"><text:span text:style-name="T1">H____________</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ext:anchor-type="page" text:anchor-page-number="1" draw:z-index="14" draw:style-name="gr1" draw:text-style-name="P2" svg:width="1.9803in" svg:height="0.478in" svg:x="5.6547in" svg:y="4.3543in">
        <text:p text:style-name="P1"><text:span text:style-name="T1">H__________</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ext:anchor-type="page" text:anchor-page-number="1" draw:z-index="15" draw:style-name="gr1" draw:text-style-name="P2" svg:width="1.3504in" svg:height="1.6232in" svg:x="0.8189in" svg:y="5.6161in">
        <text:p text:style-name="P1"><text:span text:style-name="T1">A Chemical</text:span></text:p>
        <text:p text:style-name="P1"><text:span text:style-name="T1">substance</text:span></text:p>
        <text:p text:style-name="P1"><text:span text:style-name="T1">composed of </text:span></text:p>
        <text:p text:style-name="P1"><text:span text:style-name="T1">atoms with</text:span></text:p>
        <text:p text:style-name="P1"><text:span text:style-name="T1">the same</text:span></text:p>
        <text:p text:style-name="P1"><text:span text:style-name="T1">atomic numb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ext:anchor-type="page" text:anchor-page-number="1" draw:z-index="16" draw:style-name="gr1" draw:text-style-name="P2" svg:width="1.3504in" svg:height="1.6232in" svg:x="2.2366in" svg:y="5.6043in">
        <text:p text:style-name="P1"><text:span text:style-name="T1">Two or more</text:span></text:p>
        <text:p text:style-name="P1"><text:span text:style-name="T1">elements that</text:span></text:p>
        <text:p text:style-name="P1"><text:span text:style-name="T1">are chemically</text:span></text:p>
        <text:p text:style-name="P1"><text:span text:style-name="T1">bonded in a </text:span></text:p>
        <text:p text:style-name="P1"><text:span text:style-name="T1">fixed rati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ext:anchor-type="page" text:anchor-page-number="1" draw:z-index="18" draw:style-name="gr1" draw:text-style-name="P2" svg:width="1.9803in" svg:height="0.8157in" svg:x="6.0311in" svg:y="3.2138in">
        <text:p text:style-name="P1"><text:span text:style-name="T1">Like cutting,</text:span></text:p>
        <text:p text:style-name="P1"><text:span text:style-name="T1">dissolving, and</text:span></text:p>
        <text:p text:style-name="P1"><text:span text:style-name="T1">melt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ext:anchor-type="page" text:anchor-page-number="1" draw:z-index="19" draw:style-name="gr1" draw:text-style-name="P2" svg:width="1.9803in" svg:height="0.8157in" svg:x="8.2665in" svg:y="3.298in">
        <text:p text:style-name="P1"><text:span text:style-name="T1">Like burning,</text:span></text:p>
        <text:p text:style-name="P1"><text:span text:style-name="T1">reacting, and </text:span></text:p>
        <text:p text:style-name="P1"><text:span text:style-name="T1">corrod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ext:p text:style-name="P3">Assignment #<text:variable-set text:name="assignmentnumber" office:value-type="float" office:value="9" style:data-style-name="N0">9</text:variable-set>: Concepts of Matter.</text:p>
      <text:p text:style-name="P3"/>
      <text:p text:style-name="P3"><draw:line text:anchor-type="paragraph" draw:z-index="34" draw:style-name="gr2" draw:text-style-name="P1" svg:x1="0.6839in" svg:y1="3.1874in" svg:x2="0.6839in" svg:y2="4.0421in"><text:p/></draw:line><draw:line text:anchor-type="paragraph" draw:z-index="33" draw:style-name="gr2" draw:text-style-name="P1" svg:x1="2.1508in" svg:y1="3.7063in" svg:x2="2.1508in" svg:y2="4.0307in"><text:p/></draw:line><draw:line text:anchor-type="paragraph" draw:z-index="32" draw:style-name="gr2" draw:text-style-name="P1" svg:x1="5.8402in" svg:y1="3.2583in" svg:x2="6.0921in" svg:y2="3.8874in"><text:p/></draw:line><draw:line text:anchor-type="paragraph" draw:z-index="31" draw:style-name="gr2" draw:text-style-name="P1" svg:x1="6.1646in" svg:y1="1.4811in" svg:x2="6.1646in" svg:y2="1.6402in"><text:p/></draw:line><draw:line text:anchor-type="paragraph" draw:z-index="30" draw:style-name="gr2" draw:text-style-name="P1" svg:x1="8.4126in" svg:y1="1.4484in" svg:x2="8.4126in" svg:y2="1.724in"><text:p/></draw:line><draw:line text:anchor-type="paragraph" draw:z-index="29" draw:style-name="gr2" draw:text-style-name="P1" svg:x1="8.4724in" svg:y1="0.9709in" svg:x2="7.3071in" svg:y2="0.7008in"><text:p/></draw:line><draw:line text:anchor-type="paragraph" draw:z-index="28" draw:style-name="gr2" draw:text-style-name="P1" svg:x1="7.3067in" svg:y1="0.7008in" svg:x2="6.1047in" svg:y2="1.0035in"><text:p/></draw:line><draw:line text:anchor-type="paragraph" draw:z-index="27" draw:style-name="gr2" draw:text-style-name="P1" svg:x1="3.8811in" svg:y1="3.2465in" svg:x2="3.8811in" svg:y2="3.6803in"><text:p/></draw:line><draw:line text:anchor-type="paragraph" draw:z-index="26" draw:style-name="gr2" draw:text-style-name="P1" svg:x1="0.6362in" svg:y1="2.7094in" svg:x2="0.8043in" svg:y2="1.7811in"><text:p/></draw:line><draw:line text:anchor-type="paragraph" draw:z-index="25" draw:style-name="gr2" draw:text-style-name="P1" svg:x1="2.1024in" svg:y1="2.4319in" svg:x2="0.8043in" svg:y2="1.7811in"><text:p/></draw:line><draw:line text:anchor-type="paragraph" draw:z-index="24" draw:style-name="gr2" draw:text-style-name="P1" svg:x1="5.8646in" svg:y1="2.7803in" svg:x2="3.4244in" svg:y2="1.7201in"><text:p/></draw:line><draw:line text:anchor-type="paragraph" draw:z-index="23" draw:style-name="gr2" draw:text-style-name="P1" svg:x1="3.4244in" svg:y1="1.7201in" svg:x2="3.761in" svg:y2="2.7685in"><text:p/></draw:line><draw:line text:anchor-type="paragraph" draw:z-index="22" draw:style-name="gr2" draw:text-style-name="P1" svg:x1="3.472in" svg:y1="1.2425in" svg:x2="2.2102in" svg:y2="0.7327in"><text:p/></draw:line><draw:line text:anchor-type="paragraph" draw:z-index="21" draw:style-name="gr2" draw:text-style-name="P1" svg:x1="2.2102in" svg:y1="0.7327in" svg:x2="0.8402in" svg:y2="1.0492in"><text:p/></draw:line><draw:line text:anchor-type="paragraph" draw:z-index="20" draw:style-name="gr2" draw:text-style-name="P1" svg:x1="5.4016in" svg:y1="0.2193in" svg:x2="6.3142in" svg:y2="0.472in"><text:p/></draw:line><draw:line text:anchor-type="paragraph" draw:z-index="17" draw:style-name="gr2" draw:text-style-name="P1" svg:x1="4.1937in" svg:y1="0.2075in" svg:x2="2.9756in" svg:y2="0.4965in"><text:p/></draw:lin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section text:style-name="Sect1" text:name="Section1">
        <text:list text:style-name="L1">
          <text:list-item>
            <text:p text:style-name="P8"><text:soft-page-break/>What are the two categories of mixtures?</text:p>
          </text:list-item>
        </text:list>
        <text:p text:style-name="P4"/>
        <text:p text:style-name="P4"/>
        <text:p text:style-name="P4"/>
        <text:list text:style-name="L1" text:continue-numbering="true">
          <text:list-item>
            <text:p text:style-name="P8">What are the four main types of mixtures?</text:p>
          </text:list-item>
        </text:list>
        <text:p text:style-name="P4"/>
        <text:p text:style-name="P4"/>
        <text:p text:style-name="P4"/>
        <text:p text:style-name="P4"/>
        <text:list text:style-name="L1" text:continue-numbering="true">
          <text:list-item>
            <text:p text:style-name="P8">Pure substances include - </text:p>
          </text:list-item>
        </text:list>
        <text:p text:style-name="P4"/>
        <text:p text:style-name="P4"/>
        <text:p text:style-name="P4"/>
        <text:p text:style-name="P4"/>
        <text:list text:style-name="L1" text:continue-numbering="true">
          <text:list-item>
            <text:p text:style-name="P8">A colloid has properties of both - </text:p>
          </text:list-item>
        </text:list>
        <text:p text:style-name="P4"/>
        <text:p text:style-name="P4"/>
        <text:p text:style-name="P4"/>
        <text:list text:style-name="L1" text:continue-numbering="true">
          <text:list-item>
            <text:p text:style-name="P8">Emulsions are a special type of suspension. <text:s/>How do you create an emulsion?</text:p>
          </text:list-item>
        </text:list>
        <text:p text:style-name="P4"/>
        <text:p text:style-name="P4"/>
        <text:p text:style-name="P4"/>
        <text:list text:style-name="L1" text:continue-numbering="true">
          <text:list-item>
            <text:p text:style-name="P8">Give one example of a colloid.</text:p>
          </text:list-item>
        </text:list>
        <text:p text:style-name="P4"/>
        <text:p text:style-name="P4"/>
        <text:p text:style-name="P4"/>
        <text:list text:style-name="L1" text:continue-numbering="true">
          <text:list-item>
            <text:p text:style-name="P8">After mixing, two of the four types of mixtures will separate. <text:s/>Which are they?</text:p>
          </text:list-item>
        </text:list>
        <text:p text:style-name="P4"/>
        <text:p text:style-name="P4"/>
        <text:p text:style-name="P5">Circle the word that best completes the sentence: </text:p>
        <text:list text:style-name="L1" text:continue-numbering="true">
          <text:list-item>
            <text:p text:style-name="P8">A solution is (Homogeneous / Heterogeneous).</text:p>
          </text:list-item>
        </text:list>
        <text:p text:style-name="P4"/>
        <text:list text:style-name="L1" text:continue-numbering="true">
          <text:list-item>
            <text:p text:style-name="P8">Mixing sand and water is an example of a (Suspension / Solution) </text:p>
          </text:list-item>
        </text:list>
        <text:p text:style-name="P4"/>
        <text:list text:style-name="L1" text:continue-numbering="true">
          <text:list-item>
            <text:p text:style-name="P8">Mixing water and oil resutlts in a (Colloid / Emulsion)</text:p>
          </text:list-item>
        </text:list>
        <text:p text:style-name="P4"/>
        <text:list text:style-name="L1" text:continue-numbering="true">
          <text:list-item>
            <text:p text:style-name="P8"><text:s/>Soda is an example of <text:s/>a (Homogeneous / Heterogeneous) mixture.</text:p>
          </text:list-item>
        </text:list>
        <text:p text:style-name="P4"/>
        <text:list text:style-name="L1" text:continue-numbering="true">
          <text:list-item>
            <text:p text:style-name="P8">A suspension is a type of (Heterogeneous / Homogeneous) mixture.</text:p>
          </text:list-item>
        </text:list>
        <text:p text:style-name="P4"/>
        <text:list text:style-name="L1" text:continue-numbering="true">
          <text:list-item>
            <text:p text:style-name="P8">In the following quote, a person describes a statue: </text:p>
          </text:list-item>
        </text:list>
        <text:p text:style-name="P4"/>
        <text:p text:style-name="P6"><text:span text:style-name="T4">“The head of the statue was made of pure gold, its chest and arms of silver, its belly and thighs of bronze, its legs of iron, its feet partly of iron and partly of baked clay.</text:span><text:span text:style-name="T4"><text:note text:id="ftn1" text:note-class="footnote"><text:note-citation>1</text:note-citation><text:note-body><text:p text:style-name="Footnote">Daniel 2:32</text:p></text:note-body></text:note></text:span><text:span text:style-name="T4">”</text:span> </text:p>
        <text:p text:style-name="P6"/>
        <text:p text:style-name="P7">The statue in this quote is an example of a (heterogeneous / homogeneous) mixture. <text:s/></text:p>
        <text:p text:style-name="P4"/>
        <text:list text:style-name="L1" text:continue-numbering="true">
          <text:list-item>
            <text:p text:style-name="P8">This statue is odd because most statues are made from metal alloys – like bronze - which are <text:s/>(homogeneous / heterogeneous) mixtures.</text:p>
          </text:list-item>
        </text:list>
        <text:p text:style-name="P4"/>
        <text:list text:style-name="L1" text:continue-numbering="true">
          <text:list-item>
            <text:p text:style-name="P8">Iron, Gold, and Silver are all (elements / compounds). </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Paragraph" style:family="paragraph" style:next-style-name="Standard">
      <style:paragraph-properties fo:margin-left="0in" fo:margin-right="0in" fo:text-indent="0.2917in" style:auto-text-indent="false" style:text-autospace="none"/>
      <style:text-properties style:font-name="Arial1" fo:font-size="10pt" style:font-name-asian="Arial1" style:font-size-asian="10pt" style:font-name-complex="Arial1" style:font-size-complex="10pt"/>
    </style:style>
    <style:style style:name="Indent" style:family="paragraph" style:next-style-name="Standard">
      <style:paragraph-properties fo:margin-left="1.5in" fo:margin-right="0in" fo:text-indent="1.5in" style:auto-text-indent="false" style:text-autospace="none"/>
      <style:text-properties style:font-name="Arial1" fo:font-size="10pt" style:font-name-asian="Arial1" style:font-size-asian="10pt" style:font-name-complex="Arial1"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1" style:family="text">
      <style:text-properties fo:font-weight="bold" style:font-weight-asian="bold" style:font-weight-complex="bold"/>
    </style:style>
    <style:style style:name="T2" style:family="text">
      <style:text-properties style:text-position="super 58%"/>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11in" fo:page-height="8.5in" style:num-format="1" style:print-orientation="landscape" fo:margin-top="0.7902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draw:frame draw:style-name="fr1" draw:name="graphics1" text:anchor-type="paragraph" svg:x="-0.2118in" svg:y="-0.4335in" svg:width="0.7in" svg:height="0.9in" draw:z-index="1"><draw:image xlink:href="Pictures/100000000000003800000048B2DDEF46.png" xlink:type="simple" xlink:show="embed" xlink:actuate="onLoad"/></draw:frame> <text:s text:c="10"/><text:span text:style-name="T1">Name</text:span>:<text:tab/><text:tab/><text:tab/><text:tab/><text:tab/> <text:s text:c="4"/><text:date style:data-style-name="N37" text:date-value="2008-09-20T21:00:57.17" text:fixed="true">09/20/08</text:date></text:p>
      </style:header>
      <style:footer>
        <text:p text:style-name="Footer">1<text:span text:style-name="T2">st</text:span> 9 Weeks<text:tab/> <text:s text:c="71"/><text:page-number text:select-page="current">2</text:page-number>/<text:page-count>2</text:page-count><text:tab/><text:tab/><text:tab/> <text:s text:c="10"/>Assignment <text:variable-get text:name="assignmentnumber" office:value-type="float" style:data-style-name="N0">9</text:variable-ge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Jonas Williamson</meta:initial-creator>
    <meta:creation-date>2008-09-20T21:00:57</meta:creation-date>
    <dc:creator>Jonas Williamson</dc:creator>
    <dc:date>2008-09-25T19:32:46</dc:date>
    <meta:printed-by>Jonas Williamson</meta:printed-by>
    <meta:print-date>2008-09-21T13:15:43</meta:print-date>
    <meta:editing-cycles>12</meta:editing-cycles>
    <meta:editing-duration>PT7H13M46S</meta:editing-duration>
    <meta:user-defined meta:name="Info 1"/>
    <meta:user-defined meta:name="Info 2"/>
    <meta:user-defined meta:name="Info 3"/>
    <meta:user-defined meta:name="Info 4"/>
    <meta:document-statistic meta:table-count="0" meta:image-count="1" meta:object-count="0" meta:page-count="2" meta:paragraph-count="22" meta:word-count="204" meta:character-count="1358"/>
  </office:meta>
</office:document-meta>
</file>